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80c3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2.662cm" style:leader-style="solid" style:leader-text="-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60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62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63cm"/>
        </style:tab-stops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63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61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>
        <style:tab-stops>
          <style:tab-stop style:position="0.61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>
        <style:tab-stops>
          <style:tab-stop style:position="0.298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>
        <style:tab-stops>
          <style:tab-stop style:position="5.048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>
        <style:tab-stops>
          <style:tab-stop style:position="0.51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6d1ba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489cm"/>
        </style:tab-stops>
      </style:paragraph-properties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>
        <style:tab-stops>
          <style:tab-stop style:position="0.489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>
        <style:tab-stops>
          <style:tab-stop style:position="4.389cm" style:leader-style="solid" style:leader-text="-"/>
        </style:tab-stops>
      </style:paragraph-properties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>
        <style:tab-stops>
          <style:tab-stop style:position="0.293cm"/>
        </style:tab-stops>
      </style:paragraph-properties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>
        <style:tab-stops>
          <style:tab-stop style:position="0.293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>
        <style:tab-stops>
          <style:tab-stop style:position="0.325cm"/>
        </style:tab-stops>
      </style:paragraph-properties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7f934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>
        <style:tab-stops>
          <style:tab-stop style:position="0.647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8694f" style:font-size-asian="14pt" style:font-size-complex="14pt"/>
    </style:style>
    <style:style style:name="P33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officeooo:paragraph-rsid="0016d1ba" style:font-size-asian="14pt" style:font-size-complex="14pt"/>
    </style:style>
    <style:style style:name="P35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style:font-size-asian="14pt" style:font-size-complex="14pt"/>
    </style:style>
    <style:style style:name="P36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16d1ba" style:font-size-asian="14pt" style:font-size-complex="14pt"/>
    </style:style>
    <style:style style:name="P37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19d1ad" style:font-size-asian="14pt" style:font-size-complex="14pt"/>
    </style:style>
    <style:style style:name="P3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</style:style>
    <style:style style:name="P3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7f934" style:font-size-asian="14pt" style:font-size-complex="14pt"/>
    </style:style>
    <style:style style:name="P48" style:family="paragraph" style:parent-style-name="Standard" style:list-style-name="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>
        <style:tab-stops>
          <style:tab-stop style:position="0.61cm"/>
        </style:tab-stops>
      </style:paragraph-properties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>
        <style:tab-stops>
          <style:tab-stop style:position="0.362cm"/>
        </style:tab-stops>
      </style:paragraph-properties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>
        <style:tab-stops>
          <style:tab-stop style:position="0.356cm"/>
        </style:tab-stops>
      </style:paragraph-properties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>
        <style:tab-stops>
          <style:tab-stop style:position="0.623cm"/>
        </style:tab-stops>
      </style:paragraph-properties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>
        <style:tab-stops>
          <style:tab-stop style:position="0.623cm"/>
        </style:tab-stops>
      </style:paragraph-properties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>
        <style:tab-stops>
          <style:tab-stop style:position="0.273cm"/>
        </style:tab-stops>
      </style:paragraph-properties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>
        <style:tab-stops>
          <style:tab-stop style:position="0.596cm"/>
        </style:tab-stops>
      </style:paragraph-properties>
      <style:text-properties style:font-name="Arial" fo:font-size="14p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2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103" style:family="paragraph" style:parent-style-name="Standard">
      <style:paragraph-properties fo:line-height="150%" style:writing-mode="page"/>
      <style:text-properties style:font-name="Arial" fo:font-size="14pt" officeooo:paragraph-rsid="001580c3" style:font-size-asian="14pt" style:font-size-complex="14pt"/>
    </style:style>
    <style:style style:name="P104" style:family="paragraph" style:parent-style-name="Standard">
      <style:paragraph-properties fo:line-height="150%" style:writing-mode="page">
        <style:tab-stops>
          <style:tab-stop style:position="2.662cm" style:leader-style="solid" style:leader-text="-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05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06" style:family="paragraph" style:parent-style-name="Standard">
      <style:paragraph-properties fo:line-height="150%" style:writing-mode="page">
        <style:tab-stops>
          <style:tab-stop style:position="0.464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07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108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09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10" style:family="paragraph" style:parent-style-name="Standard">
      <style:paragraph-properties fo:line-height="150%" style:writing-mode="page">
        <style:tab-stops>
          <style:tab-stop style:position="0.60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1" style:family="paragraph" style:parent-style-name="Standard">
      <style:paragraph-properties fo:line-height="150%" style:writing-mode="page">
        <style:tab-stops>
          <style:tab-stop style:position="0.62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2" style:family="paragraph" style:parent-style-name="Standard">
      <style:paragraph-properties fo:line-height="150%" style:writing-mode="page">
        <style:tab-stops>
          <style:tab-stop style:position="0.6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3" style:family="paragraph" style:parent-style-name="Standard">
      <style:paragraph-properties fo:line-height="150%" style:writing-mode="page">
        <style:tab-stops>
          <style:tab-stop style:position="0.63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14" style:family="paragraph" style:parent-style-name="Standard">
      <style:paragraph-properties fo:line-height="150%" style:writing-mode="page">
        <style:tab-stops>
          <style:tab-stop style:position="0.376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5" style:family="paragraph" style:parent-style-name="Standard">
      <style:paragraph-properties fo:line-height="150%" style:writing-mode="page">
        <style:tab-stops>
          <style:tab-stop style:position="0.61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6" style:family="paragraph" style:parent-style-name="Standard">
      <style:paragraph-properties fo:line-height="150%" style:writing-mode="page">
        <style:tab-stops>
          <style:tab-stop style:position="0.61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17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118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19" style:family="paragraph" style:parent-style-name="Standard">
      <style:paragraph-properties fo:line-height="150%" style:writing-mode="page">
        <style:tab-stops>
          <style:tab-stop style:position="0.298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20" style:family="paragraph" style:parent-style-name="Standard">
      <style:paragraph-properties fo:line-height="150%" style:writing-mode="page">
        <style:tab-stops>
          <style:tab-stop style:position="5.048cm" style:leader-style="solid" style:leader-text="-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21" style:family="paragraph" style:parent-style-name="Standard">
      <style:paragraph-properties fo:line-height="150%" style:writing-mode="page">
        <style:tab-stops>
          <style:tab-stop style:position="0.513cm"/>
        </style:tab-stops>
      </style:paragraph-properties>
      <style:text-properties style:font-name="Arial" fo:font-size="14pt" officeooo:paragraph-rsid="001580c3" style:font-size-asian="14pt" style:font-size-complex="14pt"/>
    </style:style>
    <style:style style:name="P122" style:family="paragraph" style:parent-style-name="Standard">
      <style:paragraph-properties fo:line-height="150%" style:writing-mode="page"/>
      <style:text-properties style:font-name="Arial" fo:font-size="14pt" officeooo:paragraph-rsid="0016d1ba" style:font-size-asian="14pt" style:font-size-complex="14pt"/>
    </style:style>
    <style:style style:name="P123" style:family="paragraph" style:parent-style-name="Standard">
      <style:paragraph-properties fo:line-height="150%" style:writing-mode="page">
        <style:tab-stops>
          <style:tab-stop style:position="0.496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24" style:family="paragraph" style:parent-style-name="Standard">
      <style:paragraph-properties fo:line-height="150%" style:writing-mode="page">
        <style:tab-stops>
          <style:tab-stop style:position="0.489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25" style:family="paragraph" style:parent-style-name="Standard">
      <style:paragraph-properties fo:line-height="150%" style:writing-mode="page">
        <style:tab-stops>
          <style:tab-stop style:position="0.489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26" style:family="paragraph" style:parent-style-name="Standard">
      <style:paragraph-properties fo:line-height="150%" style:writing-mode="page">
        <style:tab-stops>
          <style:tab-stop style:position="4.389cm" style:leader-style="solid" style:leader-text="-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27" style:family="paragraph" style:parent-style-name="Standard">
      <style:paragraph-properties fo:line-height="150%" style:writing-mode="page">
        <style:tab-stops>
          <style:tab-stop style:position="0.293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28" style:family="paragraph" style:parent-style-name="Standard">
      <style:paragraph-properties fo:line-height="150%" style:writing-mode="page">
        <style:tab-stops>
          <style:tab-stop style:position="0.293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29" style:family="paragraph" style:parent-style-name="Standard">
      <style:paragraph-properties fo:line-height="150%" style:writing-mode="page">
        <style:tab-stops>
          <style:tab-stop style:position="0.393cm"/>
        </style:tab-stops>
      </style:paragraph-properties>
      <style:text-properties style:font-name="Arial" fo:font-size="14pt" officeooo:paragraph-rsid="0016d1ba" style:font-size-asian="14pt" style:font-size-complex="14pt"/>
    </style:style>
    <style:style style:name="P130" style:family="paragraph" style:parent-style-name="Standard">
      <style:paragraph-properties fo:line-height="150%" style:writing-mode="page"/>
      <style:text-properties style:font-name="Arial" fo:font-size="14pt" officeooo:paragraph-rsid="0017f934" style:font-size-asian="14pt" style:font-size-complex="14pt"/>
    </style:style>
    <style:style style:name="P131" style:family="paragraph" style:parent-style-name="Standard">
      <style:paragraph-properties fo:line-height="150%" style:writing-mode="page">
        <style:tab-stops>
          <style:tab-stop style:position="0.325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32" style:family="paragraph" style:parent-style-name="Standard">
      <style:paragraph-properties fo:line-height="150%" style:writing-mode="page">
        <style:tab-stops>
          <style:tab-stop style:position="0.647cm"/>
        </style:tab-stops>
      </style:paragraph-properties>
      <style:text-properties style:font-name="Arial" fo:font-size="14pt" officeooo:paragraph-rsid="0017f934" style:font-size-asian="14pt" style:font-size-complex="14pt"/>
    </style:style>
    <style:style style:name="P133" style:family="paragraph" style:parent-style-name="Standard">
      <style:paragraph-properties fo:line-height="150%" style:writing-mode="page"/>
      <style:text-properties style:font-name="Arial" fo:font-size="14pt" officeooo:paragraph-rsid="0018694f" style:font-size-asian="14pt" style:font-size-complex="14pt"/>
    </style:style>
    <style:style style:name="P134" style:family="paragraph" style:parent-style-name="Standard">
      <style:paragraph-properties fo:line-height="150%" style:writing-mode="page"/>
      <style:text-properties style:font-name="Arial" fo:font-size="14pt" officeooo:paragraph-rsid="0019d1ad" style:font-size-asian="14pt" style:font-size-complex="14pt"/>
    </style:style>
    <style:style style:name="P135" style:family="paragraph" style:parent-style-name="Standard">
      <style:paragraph-properties fo:line-height="150%" style:writing-mode="page"/>
      <style:text-properties style:font-name="Arial" fo:font-size="14pt" officeooo:rsid="001580c3" officeooo:paragraph-rsid="001580c3" style:font-size-asian="14pt" style:font-size-complex="14pt"/>
    </style:style>
    <style:style style:name="P136" style:family="paragraph" style:parent-style-name="Standard">
      <style:paragraph-properties fo:line-height="150%" style:writing-mode="page"/>
      <style:text-properties style:font-name="Arial" fo:font-size="14pt" officeooo:rsid="0016d1ba" officeooo:paragraph-rsid="0016d1ba" style:font-size-asian="14pt" style:font-size-complex="14pt"/>
    </style:style>
    <style:style style:name="P137" style:family="paragraph" style:parent-style-name="Standard">
      <style:paragraph-properties fo:line-height="150%" style:writing-mode="page">
        <style:tab-stops>
          <style:tab-stop style:position="0.476cm"/>
        </style:tab-stops>
      </style:paragraph-properties>
      <style:text-properties style:font-name="Arial" fo:font-size="14pt" officeooo:rsid="0016d1ba" officeooo:paragraph-rsid="0016d1ba" style:font-size-asian="14pt" style:font-size-complex="14pt"/>
    </style:style>
    <style:style style:name="P138" style:family="paragraph" style:parent-style-name="Standard">
      <style:paragraph-properties fo:line-height="150%" style:writing-mode="page"/>
    </style:style>
    <style:style style:name="P13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1580c3" officeooo:paragraph-rsid="001580c3" style:font-size-asian="14pt" style:font-size-complex="14pt"/>
    </style:style>
    <style:style style:name="P1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42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4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9d1ad" style:font-size-asian="14pt" style:font-size-complex="14pt"/>
    </style:style>
    <style:style style:name="P15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T1" style:family="text">
      <style:text-properties fo:color="#000000" style:text-position="25% 58%" style:font-name="Arial" fo:font-size="14pt" style:font-size-asian="14pt" style:font-size-complex="14pt"/>
    </style:style>
    <style:style style:name="T2" style:family="text">
      <style:text-properties fo:color="#ffffff" style:font-name="Arial" fo:font-size="14pt" style:font-size-asian="14pt" style:font-size-complex="1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1580c3" style:font-size-asian="14pt" style:font-size-complex="14pt"/>
    </style:style>
    <style:style style:name="T5" style:family="text">
      <style:text-properties officeooo:rsid="001580c3"/>
    </style:style>
    <style:style style:name="T6" style:family="text">
      <style:text-properties officeooo:rsid="0016d1ba"/>
    </style:style>
    <style:style style:name="T7" style:family="text">
      <style:text-properties officeooo:rsid="0017f934"/>
    </style:style>
    <style:style style:name="T8" style:family="text">
      <style:text-properties officeooo:rsid="0018694f"/>
    </style:style>
    <style:style style:name="T9" style:family="text">
      <style:text-properties officeooo:rsid="000d48cf"/>
    </style:style>
    <style:style style:name="T10" style:family="text">
      <style:text-properties officeooo:rsid="000eeb3e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48" text:outline-level="1"><text:bookmark-start text:name="bookmark0"/>FRANTIŠEK HEČKO<text:bookmark-end text:name="bookmark0"/></text:h>
        <text:p text:style-name="P139">VYSŤAHOVALCI</text:p>
        <text:p text:style-name="P2"><text:span text:style-name="DefaultFontStyle"><text:span text:style-name="T1"/></text:span></text:p>
        <text:p text:style-name="P138"><text:span text:style-name="DefaultFontStyle"><text:span text:style-name="T1"/></text:span></text:p>
        <text:p text:style-name="P3">DROTÁRSKEJ ZEMI</text:p>
        <text:p text:style-name="P3"/>
        <text:p text:style-name="P3">SEDEMBOLESTNÁ</text:p>
        <text:p text:style-name="P3">(MATKE)</text:p>
        <text:p text:style-name="P3"/>
        <text:p text:style-name="P102"/>
        <text:p text:style-name="P135">MATKA MI PÍŠE LIST...</text:p>
        <text:p text:style-name="P135"/>
        <text:p text:style-name="P103">Ja si ťa pekne pozdravujem,</text:p>
        <text:p text:style-name="P103">môj synku bledý</text:p>
        <text:p text:style-name="P103">vo svete ďalekom —</text:p>
        <text:p text:style-name="P3"/>
        <text:p text:style-name="P103">Som chvalabohu zdravá,</text:p>
        <text:p text:style-name="P103">len často pokašlávam</text:p>
        <text:p text:style-name="P103">a bolieva ma hlava —</text:p>
        <text:p text:style-name="P3"><text:soft-page-break/></text:p>
        <text:p text:style-name="P103">Tvoj otec starý</text:p>
        <text:p text:style-name="P103">tejročnej jari</text:p>
        <text:p text:style-name="P103">nekopal na vinici:</text:p>
        <text:p text:style-name="P103">zlí sme už var<text:span text:style-name="T5">I</text:span></text:p>
        <text:p text:style-name="P103">tovarichári,</text:p>
        <text:p text:style-name="P103">prislabí robotníci —</text:p>
        <text:p text:style-name="P3"/>
        <text:p text:style-name="P102">Kedy sa vrátiš len, a či?</text:p>
        <text:p text:style-name="P4">Až nebude nás azda?</text:p>
        <text:p text:style-name="P103">Chýbajú mladí oráči:</text:p>
        <text:p text:style-name="P103">i gazdiná i gazda.</text:p>
        <text:p text:style-name="P4">Nemá kto kosiť na poli</text:p>
        <text:p text:style-name="P103">a orať na úhore:</text:p>
        <text:p text:style-name="P103">my v hrobe sme už napoly</text:p>
        <text:p text:style-name="P103">a čakajú nás Hore —</text:p>
        <text:p text:style-name="P3"/>
        <text:p text:style-name="P103">Už mi tak srdce nebije,</text:p>
        <text:p text:style-name="P103"><text:soft-page-break/>jak bilo voľakedy —</text:p>
        <text:p text:style-name="P103">môj synku bledý!</text:p>
        <text:p text:style-name="P5">Tej ročnej jari</text:p>
        <text:p text:style-name="P104">som položila naposledy</text:p>
        <text:p text:style-name="P104">za teba na oltári</text:p>
        <text:p text:style-name="P104">šaštínskej Panny Márie</text:p>
        <text:p text:style-name="P104"><text:span text:style-name="T5">ľ</text:span>ali<text:span text:style-name="T5">e —</text:span> — —</text:p>
        <text:p text:style-name="P3"/>
        <text:p text:style-name="P102"/>
        <text:p text:style-name="P135">SEDEMBOLESTNÁ</text:p>
        <text:p text:style-name="P135"/>
        <text:p text:style-name="P102">Oblokom otvoreným</text:p>
        <text:p text:style-name="P3">májový súmrak po izbe sa stelie</text:p>
        <text:p text:style-name="P3">a sadá k tmavým očiam na podušky biele.</text:p>
        <text:p text:style-name="P3"/>
        <text:p text:style-name="P103">Ston ticha tíchne zvukom letiaceho času</text:p>
        <text:p text:style-name="P103">a hranou duše kvíli na poplach,</text:p>
        <text:p text:style-name="P103">kým žhavá pieseň veľkonočná</text:p>
        <text:p text:style-name="P103"><text:soft-page-break/>zo stromov padá na horách...</text:p>
        <text:p text:style-name="P7">V poduške bielej leží sivá hlava,</text:p>
        <text:p text:style-name="P105">rozdané ruky siedmim lačným deťom.</text:p>
        <text:p text:style-name="P4">A stará jabloň pod oblokom</text:p>
        <text:p text:style-name="P103">nalieva sa kvetom —</text:p>
        <text:p text:style-name="P3"/>
        <text:p text:style-name="P103">Šlo dievča mladé,</text:p>
        <text:p text:style-name="P103">usmievavé —</text:p>
        <text:p text:style-name="P4">chodníkom cez pole, čo zasial žhavý jún.</text:p>
        <text:p text:style-name="P103">Sbor cvrčkov húdol melódie hravé</text:p>
        <text:p text:style-name="P103">a doprevodom zunel nepočutým</text:p>
        <text:p text:style-name="P103">belasých lúčnych zvoncov zun —</text:p>
        <text:p text:style-name="P3"/>
        <text:p text:style-name="P103">Šla žena mladá</text:p>
        <text:p text:style-name="P103">strniskom vyprahlým</text:p>
        <text:p text:style-name="P103">a za ňou, nohy ráňajúc,</text:p>
        <text:p text:style-name="P103">šlo sedem pukov hladnej lásky,</text:p>
        <text:p text:style-name="P103">zbierajúc klásky —</text:p>
        <text:p text:style-name="P3"><text:soft-page-break/></text:p>
        <text:p text:style-name="P102">Ret suchý</text:p>
        <text:p text:style-name="P3">matičky mojej</text:p>
        <text:p text:style-name="P3">sedembolestnej</text:p>
        <text:p text:style-name="P3">v tom sparne letiaceho času</text:p>
        <text:p text:style-name="P58">o pomoc volá</text:p>
        <text:p text:style-name="P3">z chalupy na horách.</text:p>
        <text:p text:style-name="P4">Svedomie starých hodín</text:p>
        <text:p text:style-name="P103">storočným tiky-taky</text:p>
        <text:p text:style-name="P103">zvoláva na poplach —</text:p>
        <text:p text:style-name="P9"/>
        <text:p text:style-name="P108">V poduškách bielych leží sivá hlava.</text:p>
        <text:p text:style-name="P108">Rozdané ruky siedmim lačným deťom...</text:p>
        <text:p text:style-name="P108"/>
        <text:p text:style-name="P4">Oblokom vidím mesiac</text:p>
        <text:p text:style-name="P103">hnať hviezdy z paše</text:p>
        <text:p text:style-name="P103">cez oblohu:</text:p>
        <text:p text:style-name="P103">z tej duše neviem,</text:p>
        <text:p text:style-name="P103"><text:soft-page-break/>či nenávidieť</text:p>
        <text:p text:style-name="P103">či dôverovať Bohu?</text:p>
        <text:p text:style-name="P3"/>
        <text:p text:style-name="P102"/>
        <text:p text:style-name="P3">VYSŤAHOVALCI</text:p>
        <text:p text:style-name="P3"/>
        <text:p text:style-name="P103">Pole úzke ako stuha,</text:p>
        <text:p text:style-name="P103">ako pás —</text:p>
        <text:p text:style-name="P10">— zanechali otec, mati</text:p>
        <text:p text:style-name="P110">mnoho nás...</text:p>
        <text:p text:style-name="P3"/>
        <text:p text:style-name="P103">Drevo v panskej hore rúbať</text:p>
        <text:p text:style-name="P103">nedali —</text:p>
        <text:p text:style-name="P11">— a v chalupe týždne chleba</text:p>
        <text:p text:style-name="P111">nemali...</text:p>
        <text:p text:style-name="P3"/>
        <text:p text:style-name="P103">Dvaja pošli do Francie</text:p>
        <text:p text:style-name="P103">na jeseň:</text:p>
        <text:p text:style-name="P4"><text:soft-page-break/>už z nich jeden v diali sníva</text:p>
        <text:p text:style-name="P103">večný sen —</text:p>
        <text:p text:style-name="P12"/>
        <text:p text:style-name="P112">— a druhý tam v cudzom robí</text:p>
        <text:p text:style-name="P112">otroka —</text:p>
        <text:p text:style-name="P4">zo dňa na deň a od roka</text:p>
        <text:p text:style-name="P103">do roka...</text:p>
        <text:p text:style-name="P3"/>
        <text:p text:style-name="P103">Ružolíci brat keruje</text:p>
        <text:p text:style-name="P103">na plti,</text:p>
        <text:p text:style-name="P4">kým ho žltá voda Váhu</text:p>
        <text:p text:style-name="P103">pohltí —</text:p>
        <text:p text:style-name="P3"/>
        <text:p text:style-name="P4">Najmladšieho, ešte dieťa,</text:p>
        <text:p text:style-name="P103">vyhnal hlad</text:p>
        <text:p text:style-name="P103">do šíreho sveta prosiť,</text:p>
        <text:p text:style-name="P103">drotovať —</text:p>
        <text:p text:style-name="P103"/>
        <text:p text:style-name="P4"><text:soft-page-break/>Úbohá je Slovač, biedna,</text:p>
        <text:p text:style-name="P103">chudobná...</text:p>
        <text:p text:style-name="P4">Ktorá pieseň našej piesni</text:p>
        <text:p text:style-name="P103">podobná...?</text:p>
        <text:p text:style-name="P3"/>
        <text:p text:style-name="P102"/>
        <text:p text:style-name="P102">SUCH<text:span text:style-name="T5">Á</text:span> NAD PARNOU</text:p>
        <text:p text:style-name="P3"/>
        <text:p text:style-name="P103">Deň sklonil hlavu na pole</text:p>
        <text:p text:style-name="P103">a v brázde drieme,</text:p>
        <text:p text:style-name="P103">kde mlieko sajú zemiaky</text:p>
        <text:p text:style-name="P103">z pŕs čiernej zeme,</text:p>
        <text:p text:style-name="P103">kde chlebom zvoní pšenica</text:p>
        <text:p text:style-name="P14">o suchú hrudu</text:p>
        <text:p text:style-name="P114">a po<text:span text:style-name="T5">ľ</text:span>om ťahá sobota</text:p>
        <text:p text:style-name="P114">voz plný trudu,</text:p>
        <text:p text:style-name="P114">čo vychudnuté koníky</text:p>
        <text:p text:style-name="P114">z hrúd vyorali,</text:p>
        <text:p text:style-name="P114"><text:soft-page-break/>čo purpurové mozole</text:p>
        <text:p text:style-name="P114">z brázd nazbierali...</text:p>
        <text:p text:style-name="P3"/>
        <text:p text:style-name="P103">Aký to kŕde<text:span text:style-name="T5">ľ</text:span> havranov</text:p>
        <text:p text:style-name="P103">lká od dediny?</text:p>
        <text:p text:style-name="P4">To mládenci sa sťahujú</text:p>
        <text:p text:style-name="P103">do Argentíny.</text:p>
        <text:p text:style-name="P4">Čože v tom okne jagá sa</text:p>
        <text:p text:style-name="P103">sťa oko mačky?</text:p>
        <text:p text:style-name="P3">To zapálil sa o polnoc</text:p>
        <text:p text:style-name="P3">žiaľ vyšívačky,</text:p>
        <text:p text:style-name="P3">čo ruže kladie na plátno</text:p>
        <text:p text:style-name="P3">a tulipány,</text:p>
        <text:p text:style-name="P3">aby sa nimi zdobila</text:p>
        <text:p text:style-name="P3">židovská pani —</text:p>
        <text:p text:style-name="P68">V kostole horí večný lúč —</text:p>
        <text:p text:style-name="P69">— pre koho, Bože?</text:p>
        <text:p text:style-name="P11">— sedliackej žene tečie krv</text:p>
        <text:p text:style-name="P111"><text:soft-page-break/>na prázdne lože...</text:p>
        <text:p text:style-name="P4">jej dcéra schody umýva</text:p>
        <text:p text:style-name="P103">v Trnave meste</text:p>
        <text:p text:style-name="P103">a syn kdes’ v modrej Kanade</text:p>
        <text:p text:style-name="P103">sní o neveste.</text:p>
        <text:p text:style-name="P11">— Môj Bože, čo hnev rozsial si</text:p>
        <text:p text:style-name="P111">od mora k moru,</text:p>
        <text:p text:style-name="P4">čos’ nepoškvrnil dedinu</text:p>
        <text:p text:style-name="P103">lotrovstvom vzdoru?</text:p>
        <text:p text:style-name="P3"/>
        <text:p text:style-name="P102"/>
        <text:p text:style-name="P102">VÝKRIKY BEZ OZVENY</text:p>
        <text:p text:style-name="P3"/>
        <text:p text:style-name="P102">Som od Trnavy gazdov syn.</text:p>
        <text:p text:style-name="P4">Do vône asfaltu a do túh po návrate</text:p>
        <text:p text:style-name="P103">som dvadsať zasial zím;</text:p>
        <text:p text:style-name="P103">vo vôni asfaltu a v túžbach po návrate</text:p>
        <text:p text:style-name="P70">o žatve sním.</text:p>
        <text:p text:style-name="P3"><text:soft-page-break/></text:p>
        <text:p text:style-name="P102">Si od Kubína dcéra goralova.</text:p>
        <text:p text:style-name="P4">Hodiny počítaš a plačeš smutné slová,</text:p>
        <text:p text:style-name="P103">že hľadáš krajíčky, nachádzaš mámenie;</text:p>
        <text:p text:style-name="P103">hodiny počítaš a hádžeš mäkké slová</text:p>
        <text:p text:style-name="P103">na skaly, skaliská, na tvrdé kamenie.</text:p>
        <text:p text:style-name="P3"/>
        <text:p text:style-name="P103">Dve staré matky za horami</text:p>
        <text:p text:style-name="P103">spínajú k nebu zoschlé dlane</text:p>
        <text:p text:style-name="P103">a výčitky si kladú na ne...</text:p>
        <text:p text:style-name="P4">Tá od Trnavy na obloku</text:p>
        <text:p text:style-name="P103">slzami kropí rezedu,</text:p>
        <text:p text:style-name="P103">tá od Kubína s slzou v oku</text:p>
        <text:p text:style-name="P103">kamenný kríž nesie.</text:p>
        <text:p text:style-name="P103"/>
        <text:p text:style-name="P103">— — —</text:p>
        <text:p text:style-name="P103"/>
        <text:p text:style-name="P4">Na hroby oboch vence myrty</text:p>
        <text:p text:style-name="P103"><text:soft-page-break/>sám Kristus prinesie —</text:p>
        <text:p text:style-name="P3"/>
        <text:p text:style-name="P103">Môj otec, oráč osamelý,</text:p>
        <text:p text:style-name="P103">dooral pusté úhory</text:p>
        <text:p text:style-name="P103">a mračná v hrôze onemeli,</text:p>
        <text:p text:style-name="P103">keď kliatbu poslal za hory.</text:p>
        <text:p text:style-name="P103">Tvoj otec, goral sukovitý,</text:p>
        <text:p text:style-name="P103">keruje na plti</text:p>
        <text:p text:style-name="P103">a čaká, kým ho voda Váhu</text:p>
        <text:p text:style-name="P103">pohltí — —</text:p>
        <text:p text:style-name="P3"/>
        <text:p text:style-name="P103">Ktos’ na nás volá</text:p>
        <text:p text:style-name="P103">zo zeme zdola —</text:p>
        <text:p text:style-name="P103">tam za čiernymi horami</text:p>
        <text:p text:style-name="P3"/>
        <text:p text:style-name="P103">— — —</text:p>
        <text:p text:style-name="P103"/>
        <text:p text:style-name="P103">to kmeň je prelomený,</text:p>
        <text:p text:style-name="P103"><text:soft-page-break/>to skaly plačú za nami,</text:p>
        <text:p text:style-name="P103">to pluh lká na kameni —</text:p>
        <text:p text:style-name="P3"/>
        <text:p text:style-name="P102"/>
        <text:p text:style-name="P103">KARTA DO ARGENTÍNY</text:p>
        <text:p text:style-name="P103">(Pavlovi K.)</text:p>
        <text:p text:style-name="P3"/>
        <text:p text:style-name="P103">Štyri roky uleteli,</text:p>
        <text:p text:style-name="P103">čo si preč z dediny —</text:p>
        <text:p text:style-name="P103">už ťa tu nik nespomína,</text:p>
        <text:p text:style-name="P103">iba ja jediný.</text:p>
        <text:p text:style-name="P3"/>
        <text:p text:style-name="P103">Zárobku niet. Každý sa len</text:p>
        <text:p text:style-name="P103">na biedu žaluje.</text:p>
        <text:p text:style-name="P4">Zase sa nám kŕdeľ chlapov</text:p>
        <text:p text:style-name="P103">do sveta sťahuje.</text:p>
        <text:p text:style-name="P3"/>
        <text:p text:style-name="P102">Na Aničku sivookú</text:p>
        <text:p text:style-name="P15"><text:soft-page-break/>— na tú sa nepýtaj:</text:p>
        <text:p text:style-name="P115">tá tancuje s prespoľnými,</text:p>
        <text:p text:style-name="P115">chystá sa na vydaj!</text:p>
        <text:p text:style-name="P17"/>
        <text:p text:style-name="P118">V chalupe ti nôty hudie</text:p>
        <text:p text:style-name="P118">smútok a chudoba:</text:p>
        <text:p text:style-name="P118">otec mŕtvy i mater máš</text:p>
        <text:p text:style-name="P118">na pravde u boha...</text:p>
        <text:p text:style-name="P118"/>
        <text:p text:style-name="P4">Teda samé smutné veci,</text:p>
        <text:p text:style-name="P103">až srdce bedáka.</text:p>
        <text:p text:style-name="P4">Nevracaj sa, Paľo, domov,</text:p>
        <text:p text:style-name="P103">nik ťa tu nečaká...</text:p>
        <text:p text:style-name="P3"/>
        <text:p text:style-name="P102"/>
        <text:p text:style-name="P103">KRPČIARSKE VENOVANIE</text:p>
        <text:p text:style-name="P103">(A. Pockodymu)</text:p>
        <text:p text:style-name="P3"/>
        <text:p text:style-name="P103"><text:soft-page-break/>Hej, zahraj, hadie plemeno,</text:p>
        <text:p text:style-name="P103">a jedu nalej do žíl,</text:p>
        <text:p text:style-name="P103">keď som sa dožil života,</text:p>
        <text:p text:style-name="P103">abych sa smrti dožil —</text:p>
        <text:p text:style-name="P3"/>
        <text:p text:style-name="P103"><text:span text:style-name="T5">Č</text:span>o kedy najviac lákalo,</text:p>
        <text:p text:style-name="P103">sme utopili v krvi</text:p>
        <text:p text:style-name="P103">a znova pomsta krpčiarska</text:p>
        <text:p text:style-name="P103">nám sadá na obrvy —</text:p>
        <text:p text:style-name="P3"/>
        <text:p text:style-name="P103">Ty mal si orať na poli,</text:p>
        <text:p text:style-name="P103">ja kopať na vinici,</text:p>
        <text:p text:style-name="P103">a dnes sme spola piráti</text:p>
        <text:p text:style-name="P103">a spola boľševici —</text:p>
        <text:p text:style-name="P3"/>
        <text:p text:style-name="P102">Kde sú tie zámky v povetrí,</text:p>
        <text:p text:style-name="P71"><text:span text:style-name="T5">o </text:span>nich sme spolu snili?</text:p>
        <text:p text:style-name="P4">Veď oba svorne rúcame,</text:p>
        <text:p text:style-name="P103"><text:soft-page-break/>čo doma postavili —</text:p>
        <text:p text:style-name="P3"/>
        <text:p text:style-name="P102">Oblaky objať chceli sme</text:p>
        <text:p text:style-name="P18"><text:span text:style-name="T5">i </text:span>život spútať chceli,</text:p>
        <text:p text:style-name="P119">kým životom sme spútaní;</text:p>
        <text:p text:style-name="P119">oblaky uleteli —</text:p>
        <text:p text:style-name="P3"/>
        <text:p text:style-name="P103">Sme sami seba predali</text:p>
        <text:p text:style-name="P103">za cudzí krajec chleba,</text:p>
        <text:p text:style-name="P103">len srdcia predať nemožno,</text:p>
        <text:p text:style-name="P103">bo cudzej krvi treba —</text:p>
        <text:p text:style-name="P19"/>
        <text:p text:style-name="P120">Hej, zahraj, hadie plemeno,</text:p>
        <text:p text:style-name="P120">a do žíl jedu nalej,</text:p>
        <text:p text:style-name="P120">však keď sme dosiaľ blúdili,</text:p>
        <text:p text:style-name="P120">zablúďme ešte ďale<text:span text:style-name="T5">j — —</text:span></text:p>
        <text:p text:style-name="P3"/>
        <text:p text:style-name="P102"/>
        <text:p text:style-name="P102"><text:soft-page-break/>UKRIŽOVANÉ POLE</text:p>
        <text:p text:style-name="P3"/>
        <text:p text:style-name="P135">UKRIŽOVANÉ POLE</text:p>
        <text:p text:style-name="P135"/>
        <text:p text:style-name="P102">Od rána spievam. Veselo je mi.</text:p>
        <text:p text:style-name="P4">Kto to tam plače v drotárskej zemi?</text:p>
        <text:p text:style-name="P103">Naslúcham horám, naslúcham roliam.</text:p>
        <text:p text:style-name="P103">Kto to tam kvíli?</text:p>
        <text:p text:style-name="P3"/>
        <text:p text:style-name="P102">Od rána prší. Večer sa blíži.</text:p>
        <text:p text:style-name="P4">Kto to tam visí na vetchom kríži?</text:p>
        <text:p text:style-name="P103">Pozerám dolu k rodnému poľu.</text:p>
        <text:p text:style-name="P3">Kto to tam trpí?</text:p>
        <text:p text:style-name="P102"/>
        <text:p text:style-name="P4">November vrástol do vlhkej brázdy.</text:p>
        <text:p text:style-name="P103">Koho ten človek usviedča z vraždy?</text:p>
        <text:p text:style-name="P103">Pozerám z hory: dedina horí!</text:p>
        <text:p text:style-name="P3">Kto to tam prchá?</text:p>
        <text:p text:style-name="P17"><text:soft-page-break/></text:p>
        <text:p text:style-name="P117">V drotárskej zemi zbojníka máme.</text:p>
        <text:p text:style-name="P20">V medvedích rukách železo láme.</text:p>
        <text:p text:style-name="P121">Nevyschli ešte v rozmoklej ceste</text:p>
        <text:p text:style-name="P121">šľapaje jeho...</text:p>
        <text:p text:style-name="P3"/>
        <text:p text:style-name="P102"/>
        <text:p text:style-name="P135">TERRA INCOGNITA</text:p>
        <text:p text:style-name="P102"/>
        <text:p text:style-name="P122">Zem príliš drotárska a príliš samodruhá</text:p>
        <text:p text:style-name="P122">v kamennej brázde hnije,</text:p>
        <text:p text:style-name="P122">kým oráč, spola pán a spola panský sluha,</text:p>
        <text:p text:style-name="P122">pirátske víno pije —</text:p>
        <text:p text:style-name="P122"/>
        <text:p text:style-name="P21">Za dvoma horami a za havraním bralom</text:p>
        <text:p text:style-name="P122">vyčkáva rodná roľa</text:p>
        <text:p text:style-name="P21">a gazda kloní sa tam pred avarským kráľom</text:p>
        <text:p text:style-name="P122">za kosti z jeho stola —</text:p>
        <text:p text:style-name="P22"><text:soft-page-break/></text:p>
        <text:p text:style-name="P123">V želiarskej chalupe sa dievča rozplakalo</text:p>
        <text:p text:style-name="P123">pre nespáchané viny,</text:p>
        <text:p text:style-name="P21">keď víchor oprel sa o trachyt<text:span text:style-name="T6">o</text:span>vé bralo</text:p>
        <text:p text:style-name="P122">a sprznil oziminy.</text:p>
        <text:p text:style-name="P122"/>
        <text:p text:style-name="P24">V tom víchre vyčkáva ktos’ biedny na kohosi</text:p>
        <text:p text:style-name="P124">s prsníkom zversk<text:span text:style-name="T6">y</text:span> hladným</text:p>
        <text:p text:style-name="P21">a pole jalové lká do jesennej noci</text:p>
        <text:p text:style-name="P122">a havran kráka nad ním —</text:p>
        <text:p text:style-name="P3"/>
        <text:p text:style-name="P102"/>
        <text:p text:style-name="P136">NA SMOLENICKOM POLI</text:p>
        <text:p text:style-name="P136"/>
        <text:p text:style-name="P122">Na smolenickom poli</text:p>
        <text:p text:style-name="P122">sa modlí božia muka,</text:p>
        <text:p text:style-name="P122">na smolenickom poli</text:p>
        <text:p text:style-name="P122">sa brázde srdce puká —</text:p>
        <text:p text:style-name="P3"><text:soft-page-break/></text:p>
        <text:p text:style-name="P122">Na smolenickom poli</text:p>
        <text:p text:style-name="P122">sa jačmeň k zemi sklonil,</text:p>
        <text:p text:style-name="P122">na smolenickom poli</text:p>
        <text:p text:style-name="P122">Kristus Pán kosu zlomil —</text:p>
        <text:p text:style-name="P3"/>
        <text:p text:style-name="P122">Na smolenickom poli</text:p>
        <text:p text:style-name="P122">turecký paša oral,</text:p>
        <text:p text:style-name="P122"><text:span text:style-name="T6">n</text:span>a smolenickom poli</text:p>
        <text:p text:style-name="P122">môj starý praded skonal —</text:p>
        <text:p text:style-name="P3"/>
        <text:p text:style-name="P102"/>
        <text:p text:style-name="P136">ELÉGIA A SELANKA</text:p>
        <text:p text:style-name="P136"/>
        <text:p text:style-name="P122">Medené mračná sadali</text:p>
        <text:p text:style-name="P122">na sivé hory</text:p>
        <text:p text:style-name="P122">a na str<text:span text:style-name="T6">ni</text:span>ská padali</text:p>
        <text:p text:style-name="P122">mementá mori,</text:p>
        <text:p text:style-name="P3"><text:soft-page-break/></text:p>
        <text:p text:style-name="P122">keď praded pozdnej do noci</text:p>
        <text:p text:style-name="P122">úhory oral</text:p>
        <text:p text:style-name="P21">a bez vzdychu a ponosy</text:p>
        <text:p text:style-name="P122">pri pluhu skonal.</text:p>
        <text:p text:style-name="P122"/>
        <text:p text:style-name="P21">Dneska sa slnko ponúka</text:p>
        <text:p text:style-name="P122">do rozhovoru,</text:p>
        <text:p text:style-name="P122">keď vrané kone pravnuka</text:p>
        <text:p text:style-name="P122">úhory orú.</text:p>
        <text:p text:style-name="P9"/>
        <text:p text:style-name="P107"/>
        <text:p text:style-name="P137">ORAVA</text:p>
        <text:p text:style-name="P137"/>
        <text:p text:style-name="P109">V priehlbni čiernej doliny</text:p>
        <text:p text:style-name="P109">lká rozplakaný vlak,</text:p>
        <text:p text:style-name="P109">čo parom vyhnal z roviny</text:p>
        <text:p text:style-name="P109">a v skalách nechal tak —</text:p>
        <text:p text:style-name="P3"><text:soft-page-break/></text:p>
        <text:p text:style-name="P122">Na riedkom ovsi na stráni</text:p>
        <text:p text:style-name="P122">schnú slzy dennice</text:p>
        <text:p text:style-name="P122">a v mračnách letia havran<text:span text:style-name="T6">i</text:span></text:p>
        <text:p text:style-name="P122">za poľské hranice —</text:p>
        <text:p text:style-name="P3"/>
        <text:p text:style-name="P122">Chalupy sivej dediny</text:p>
        <text:p text:style-name="P122">sa krčia nad riekou</text:p>
        <text:p text:style-name="P122">a preklínajú hodiny</text:p>
        <text:p text:style-name="P122">jej dravých nárekov —</text:p>
        <text:p text:style-name="P3"/>
        <text:p text:style-name="P122">Na poli v daždi zoranom</text:p>
        <text:p text:style-name="P122">sa zemiak rozžiali,</text:p>
        <text:p text:style-name="P122">keď Kriváň horí nad ránom</text:p>
        <text:p text:style-name="P122">v krvavom požiari —</text:p>
        <text:p text:style-name="P3"/>
        <text:p text:style-name="P102"/>
        <text:p text:style-name="P136">ŽATVA</text:p>
        <text:p text:style-name="P136"><text:soft-page-break/></text:p>
        <text:p text:style-name="P122">A šumí záhon pšenice,</text:p>
        <text:p text:style-name="P122">hľa, rozvlneným zlatom</text:p>
        <text:p text:style-name="P122">a závan chleba šíri sa</text:p>
        <text:p text:style-name="P122">po svete hrboľatom!</text:p>
        <text:p text:style-name="P3"/>
        <text:p text:style-name="P122">Klas ťažký, číre semeno,</text:p>
        <text:p text:style-name="P122">a žatva na vrchole!</text:p>
        <text:p text:style-name="P21">Hej, Trnava je pokladom</text:p>
        <text:p text:style-name="P122">na skromnom našom stole!</text:p>
        <text:p text:style-name="P3"/>
        <text:p text:style-name="P122">A sedliak, kosu nakujúc —</text:p>
        <text:p text:style-name="P122">a strhnúc klobúk z hlavy,</text:p>
        <text:p text:style-name="P122">sa cíti ako panovník</text:p>
        <text:p text:style-name="P122">uprostred božej slávy!</text:p>
        <text:p text:style-name="P3"/>
        <text:p text:style-name="P122">Keď oddýchne si na medzi,</text:p>
        <text:p text:style-name="P122">si vzdychne v sladkom bôli:</text:p>
        <text:p text:style-name="P122"><text:soft-page-break/>len aby Pánboh pomohol</text:p>
        <text:p text:style-name="P122">pozvážať do stodoly!</text:p>
        <text:p text:style-name="P3"/>
        <text:p text:style-name="P102"/>
        <text:p text:style-name="P136">VINOBRANIE</text:p>
        <text:p text:style-name="P136"/>
        <text:p text:style-name="P122">Na orešanskej stráni</text:p>
        <text:p text:style-name="P122">dozrelo vinobranie:</text:p>
        <text:p text:style-name="P122">portugál čierny vábi</text:p>
        <text:p text:style-name="P122">na sladké hodovanie —</text:p>
        <text:p text:style-name="P3"/>
        <text:p text:style-name="P122">Na orešanskej stráni</text:p>
        <text:p text:style-name="P122">vo vinohrade starom</text:p>
        <text:p text:style-name="P122">dievčenské hrozno svieti</text:p>
        <text:p text:style-name="P122">jak svieca nad oltárom -—</text:p>
        <text:p text:style-name="P3"/>
        <text:p text:style-name="P122">Na orešanskej stráni</text:p>
        <text:p text:style-name="P122">sa rizling slnkom opil</text:p>
        <text:p text:style-name="P122"><text:soft-page-break/>jak jedna milá láskou</text:p>
        <text:p text:style-name="P122">(falošne som k nej chodil).</text:p>
        <text:p text:style-name="P3"/>
        <text:p text:style-name="P122">Na orešanskej stráni</text:p>
        <text:p text:style-name="P122">sa množí filoxéra</text:p>
        <text:p text:style-name="P122">a jedno dievča plače</text:p>
        <text:p text:style-name="P122">sivého do večera —</text:p>
        <text:p text:style-name="P3"/>
        <text:p text:style-name="P102"/>
        <text:p text:style-name="P136">VEČERNÉ ZVONENIE</text:p>
        <text:p text:style-name="P136"/>
        <text:p text:style-name="P122">Západom krvavé sú</text:p>
        <text:p text:style-name="P122">dedinské stodoly</text:p>
        <text:p text:style-name="P122">a do rôľ pozdrav nesú</text:p>
        <text:p text:style-name="P122">trnavské kostoly,</text:p>
        <text:p text:style-name="P3"/>
        <text:p text:style-name="P122"><text:span text:style-name="T6">kd</text:span>e v samodruhej brázde</text:p>
        <text:p text:style-name="P122">v chlieb hruda mení sa</text:p>
        <text:p text:style-name="P122"><text:soft-page-break/>a v najsvätejšej vražde</text:p>
        <text:p text:style-name="P122">skonáva pšenica —</text:p>
        <text:p text:style-name="P3"/>
        <text:p text:style-name="P122">Po modliacom sa lese</text:p>
        <text:p text:style-name="P122">bronzovej úrody</text:p>
        <text:p text:style-name="P122">hrsť klasov Pánboh nesie</text:p>
        <text:p text:style-name="P122">a žehná národy —</text:p>
        <text:p text:style-name="P3"/>
        <text:p text:style-name="P102"/>
        <text:p text:style-name="P136">POLNOČNÁ OMŠA V TRNAVSKEJ SUCHEJ</text:p>
        <text:p text:style-name="P136"/>
        <text:p text:style-name="P122">To mäkké kúzlo tejto noci</text:p>
        <text:p text:style-name="P122">ma k slzám dojíma:</text:p>
        <text:p text:style-name="P122">tie jasle a to Jezuliatko</text:p>
        <text:p text:style-name="P122">s detskýma očima...</text:p>
        <text:p text:style-name="P6"/>
        <text:p text:style-name="P106">V kostole sviece pozažíhal</text:p>
        <text:p text:style-name="P106">kostolník Babjak Ján</text:p>
        <text:p text:style-name="P106"><text:soft-page-break/>a regenschori Novák Štefan</text:p>
        <text:p text:style-name="P106">na organe</text:p>
        <text:p text:style-name="P106">preluduje</text:p>
        <text:p text:style-name="P73">— Narodil sa Kristus Pán...</text:p>
        <text:p text:style-name="P33"/>
        <text:p text:style-name="P35">Vavrinec Petrovič, farár,</text:p>
        <text:p text:style-name="P3">slávnostnú omšu slúži:</text:p>
        <text:p text:style-name="P34">Gl<text:span text:style-name="T6">O</text:span>ria in excelsis Deo...</text:p>
        <text:p text:style-name="P36">Dávno,</text:p>
        <text:p text:style-name="P21">keď dekan Petrík František</text:p>
        <text:p text:style-name="P122">slávnostnú omšu slúžil,</text:p>
        <text:p text:style-name="P122">som miništroval:</text:p>
        <text:p text:style-name="P3">Dominus vobiscum!</text:p>
        <text:p text:style-name="P3">Et cum spiritu tuo!</text:p>
        <text:p text:style-name="P3"/>
        <text:p text:style-name="P122">Sedliaci stoja zduchovnelí</text:p>
        <text:p text:style-name="P122">jak dvestoročné topole</text:p>
        <text:p text:style-name="P122">a zabúdajú, zabúdajú</text:p>
        <text:p text:style-name="P122"><text:soft-page-break/>na tisícročné mozole —</text:p>
        <text:p text:style-name="P25"/>
        <text:p text:style-name="P126">To mäkké kúzlo tejto noci</text:p>
        <text:p text:style-name="P126">ma k slzám dojíma:</text:p>
        <text:p text:style-name="P126">akési víno opíja ma,</text:p>
        <text:p text:style-name="P126">kás’ neha objím<text:span text:style-name="T6">a — —</text:span></text:p>
        <text:p text:style-name="P3"/>
        <text:p text:style-name="P102"/>
        <text:p text:style-name="P102">MARIA MEA</text:p>
        <text:p text:style-name="P3"/>
        <text:p text:style-name="P102">PIESEŇ O PRÁCI</text:p>
        <text:p text:style-name="P3"/>
        <text:p text:style-name="P122"><text:span text:style-name="T6">Š</text:span>iestim dňom pukli žily</text:p>
        <text:p text:style-name="P122">na hranách z kameňa,</text:p>
        <text:p text:style-name="P122">aby krv vycedili</text:p>
        <text:p text:style-name="P122">do tvojho prameňa.</text:p>
        <text:p text:style-name="P3"/>
        <text:p text:style-name="P122">Šesť vozov naložených</text:p>
        <text:p text:style-name="P122"><text:soft-page-break/>cez týždeň preveziem,</text:p>
        <text:p text:style-name="P122">ja, otrocký tvoj ženích</text:p>
        <text:p text:style-name="P73">— výplaty nenesiem —</text:p>
        <text:p text:style-name="P3"/>
        <text:p text:style-name="P122">Ty pani moja krutá,</text:p>
        <text:p text:style-name="P122">keby si vedela —</text:p>
        <text:p text:style-name="P122">strhni mi ťažké putá,</text:p>
        <text:p text:style-name="P122">zajtra je nedeľa —</text:p>
        <text:p text:style-name="P3"/>
        <text:p text:style-name="P122">Musím ísť bozkať milú</text:p>
        <text:p text:style-name="P122">v chalupe v úbočí</text:p>
        <text:p text:style-name="P122">a oddýchnuť si chvíľu</text:p>
        <text:p text:style-name="P122">v jej vonnom náručí —</text:p>
        <text:p text:style-name="P3"/>
        <text:p text:style-name="P102"/>
        <text:p text:style-name="P102">PIESEŇ O ŽIVOTE</text:p>
        <text:p text:style-name="P3"/>
        <text:p text:style-name="P122">Ja rozrastám sa do teba</text:p>
        <text:p text:style-name="P122"><text:soft-page-break/>a krv ti sajem zo žíl:</text:p>
        <text:p text:style-name="P27">i vrúcne konám poslanie,</text:p>
        <text:p text:style-name="P127">ktorés’ mi do rúk vložil —</text:p>
        <text:p text:style-name="P3"/>
        <text:p text:style-name="P122">Nie si tak má<text:span text:style-name="T6">rn</text:span>e ďaleký,</text:p>
        <text:p text:style-name="P122">abych ťa nedohonil,</text:p>
        <text:p text:style-name="P122">a nechvastáš sa siláctvom,</text:p>
        <text:p text:style-name="P122">pred ním bych hlavu klonil —</text:p>
        <text:p text:style-name="P3"/>
        <text:p text:style-name="P122">Oral som roky na cudzom</text:p>
        <text:p text:style-name="P122">a dneska oriem svoje</text:p>
        <text:p text:style-name="P122">a za horami čiernymi</text:p>
        <text:p text:style-name="P122">ma čaká dievča moje —</text:p>
        <text:p text:style-name="P3"/>
        <text:p text:style-name="P122">Ty musíš s nami počítať,</text:p>
        <text:p text:style-name="P122">zle robíš, že nás haníš,</text:p>
        <text:p text:style-name="P122">bo nášho šťastia bez nás dvoch</text:p>
        <text:p text:style-name="P122">sám nikdy nepostavíš —</text:p>
        <text:p text:style-name="P3"><text:soft-page-break/></text:p>
        <text:p text:style-name="P122">Ty si len plodná, čierna zem,</text:p>
        <text:p text:style-name="P122">my pníky na vinici:</text:p>
        <text:p text:style-name="P122">tys’ na tej zemi šafárom</text:p>
        <text:p text:style-name="P122">a my sme robotníci —</text:p>
        <text:p text:style-name="P3"/>
        <text:p text:style-name="P3"/>
        <text:p text:style-name="P136">PIESEŇ O ŠŤASTÍ</text:p>
        <text:p text:style-name="P136"/>
        <text:p text:style-name="P21">Zelené žito rastie</text:p>
        <text:p text:style-name="P122">z hnedého úhora,</text:p>
        <text:p text:style-name="P122">čo sialo naše šťastie,</text:p>
        <text:p text:style-name="P122">keď rástlo dohora,</text:p>
        <text:p text:style-name="P3"/>
        <text:p text:style-name="P122">keď dni sa kládli na dni,</text:p>
        <text:p text:style-name="P122">aby sa množili,</text:p>
        <text:p text:style-name="P122">a keď sme sa my, hladní,</text:p>
        <text:p text:style-name="P122">do kríža zložili —</text:p>
        <text:p text:style-name="P3"><text:soft-page-break/></text:p>
        <text:p text:style-name="P122">Čakáme na poludnie</text:p>
        <text:p text:style-name="P122">v náručí jesene</text:p>
        <text:p text:style-name="P122">a zrno, čo z nás zbudne,</text:p>
        <text:p text:style-name="P122">do jari vnesieme</text:p>
        <text:p text:style-name="P3"/>
        <text:p text:style-name="P122">a na trnavskej nive</text:p>
        <text:p text:style-name="P122">vrastieme do zeme,</text:p>
        <text:p text:style-name="P122">hlboko, náruživ<text:span text:style-name="T6">e</text:span>,</text:p>
        <text:p text:style-name="P122">ako len môžeme —</text:p>
        <text:p text:style-name="P3"/>
        <text:p text:style-name="P102"/>
        <text:p text:style-name="P3">J<text:span text:style-name="T6">Ú</text:span>L</text:p>
        <text:p text:style-name="P3"/>
        <text:p text:style-name="P122">Pozrela z raja dole</text:p>
        <text:p text:style-name="P122">plačúca dennica</text:p>
        <text:p text:style-name="P122">na samodruhé pole,</text:p>
        <text:p text:style-name="P122">kde zreje pšenica,</text:p>
        <text:p text:style-name="P122"><text:soft-page-break/></text:p>
        <text:p text:style-name="P21">kde biele ráno sadlo</text:p>
        <text:p text:style-name="P122">očami na rosu</text:p>
        <text:p text:style-name="P122">a na záhumní padlo</text:p>
        <text:p text:style-name="P122">kladivo na kosu —</text:p>
        <text:p text:style-name="P3"/>
        <text:p text:style-name="P122">Zem koláč porodila,</text:p>
        <text:p text:style-name="P122">čo pluhom počala,</text:p>
        <text:p text:style-name="P122">pozri sa, moja milá,</text:p>
        <text:p text:style-name="P122">žatva sa začala —</text:p>
        <text:p text:style-name="P3"/>
        <text:p text:style-name="P122">Tu v zarosenej tráve</text:p>
        <text:p text:style-name="P122">sa skosme pobožne</text:p>
        <text:p text:style-name="P122">a srdcia svoje dravé</text:p>
        <text:p text:style-name="P122">do kríža položme,</text:p>
        <text:p text:style-name="P3"/>
        <text:p text:style-name="P102">nech biele klasy svietia</text:p>
        <text:p text:style-name="P28">o čiernej nedeli,</text:p>
        <text:p text:style-name="P129"><text:soft-page-break/>keď koralové dieťa</text:p>
        <text:p text:style-name="P129">prinesú anjeli —</text:p>
        <text:p text:style-name="P3"/>
        <text:p text:style-name="P102"/>
        <text:p text:style-name="P102">MARIA MEA</text:p>
        <text:p text:style-name="P3"/>
        <text:p text:style-name="P122">Sám seba nesiem v náručí</text:p>
        <text:p text:style-name="P122">chodníkom cez pole.</text:p>
        <text:p text:style-name="P34">Pri zlatej rieke do tmy svietia</text:p>
        <text:p text:style-name="P36">topole.</text:p>
        <text:p text:style-name="P3"/>
        <text:p text:style-name="P122">Len raz som klopal na oblok,</text:p>
        <text:p text:style-name="P122">trikrát si otvorila:</text:p>
        <text:p text:style-name="P122">do nekonečna rozrastieme,</text:p>
        <text:p text:style-name="P122">moja milá!</text:p>
        <text:p text:style-name="P3"/>
        <text:p text:style-name="P122">Cez lúky od lesa</text:p>
        <text:p text:style-name="P122">cestička vinie sa.</text:p>
        <text:p text:style-name="P3"><text:soft-page-break/></text:p>
        <text:p text:style-name="P102">Mesiac chodí po nej.</text:p>
        <text:p text:style-name="P3"/>
        <text:p text:style-name="P122">Spevavá rieka beží</text:p>
        <text:p text:style-name="P122">nadol;</text:p>
        <text:p text:style-name="P122">zdá sa, že celý svet mi</text:p>
        <text:p text:style-name="P122">v náruč padol —</text:p>
        <text:p text:style-name="P3"/>
        <text:p text:style-name="P102">Aj bych si zavýskal,</text:p>
        <text:p text:style-name="P21">Trnava, zdola, zhora,</text:p>
        <text:p text:style-name="P122">aj bych si zaplakal,</text:p>
        <text:p text:style-name="P122">vzdialená Suchá Hora!</text:p>
        <text:p text:style-name="P3"/>
        <text:p text:style-name="P102"/>
        <text:p text:style-name="P136">VLČÍ ODKAZ</text:p>
        <text:p text:style-name="P136"/>
        <text:p text:style-name="P136"/>
        <text:p text:style-name="P136">PLAČÚCA NOC</text:p>
        <text:p text:style-name="P102"><text:soft-page-break/></text:p>
        <text:p text:style-name="P122">Do noci prší dážď.</text:p>
        <text:p text:style-name="P122">Mokne.</text:p>
        <text:p text:style-name="P21">Polejem rezedu</text:p>
        <text:p text:style-name="P122">v okne —</text:p>
        <text:p text:style-name="P3"/>
        <text:p text:style-name="P122">Hodiny odbili</text:p>
        <text:p text:style-name="P122">dvanásť.</text:p>
        <text:p text:style-name="P21">Kuvici modlia sa</text:p>
        <text:p text:style-name="P122">za nás —</text:p>
        <text:p text:style-name="P122"/>
        <text:p text:style-name="P8">V komôrke pod hradom</text:p>
        <text:p text:style-name="P106">svietia.</text:p>
        <text:p text:style-name="P21">Slúžke sa zrodilo</text:p>
        <text:p text:style-name="P122">dieťa —</text:p>
        <text:p text:style-name="P3"/>
        <text:p text:style-name="P122">Rieky sa vyliali</text:p>
        <text:p text:style-name="P122">z korýt:</text:p>
        <text:p text:style-name="P21"><text:soft-page-break/>človeče, treba sa</text:p>
        <text:p text:style-name="P122">koriť!</text:p>
        <text:p text:style-name="P3"/>
        <text:p text:style-name="P122">K modlitbe ruky zlož</text:p>
        <text:p text:style-name="P122">obe:</text:p>
        <text:p text:style-name="P16">— Lenin sa prebudil</text:p>
        <text:p text:style-name="P116">v hrobe!</text:p>
        <text:p text:style-name="P33"/>
        <text:p text:style-name="P35"/>
        <text:p text:style-name="P142">VLČÍ ODKAZ</text:p>
        <text:p text:style-name="P134">(Modlitba)</text:p>
        <text:p text:style-name="P134"/>
        <text:p text:style-name="P143">Na zafírové pole,</text:p>
        <text:p text:style-name="P134">kde kvitnú zemiaky,</text:p>
        <text:p text:style-name="P134">padajú slzy Tvoje</text:p>
        <text:p text:style-name="P134">a Tvoje lejaky —</text:p>
        <text:p text:style-name="P143"/>
        <text:p text:style-name="P134">V zenite sln<text:span text:style-name="T9">a</text:span>ko žmurká.</text:p>
        <text:p text:style-name="P134">Prach cloní nebesá.</text:p>
        <text:p text:style-name="P143">A fialová búrka</text:p>
        <text:p text:style-name="P134">buráca od lesa —</text:p>
        <text:p text:style-name="P143"/>
        <text:p text:style-name="P134">Jalová rodná brázda.</text:p>
        <text:p text:style-name="P134">Chalupa v núdzi je.</text:p>
        <text:p text:style-name="P143">Tvoj najvernejší gazda</text:p>
        <text:p text:style-name="P134">tká revolúcie —</text:p>
        <text:p text:style-name="P143"/>
        <text:p text:style-name="P134"><text:soft-page-break/>Vyhnal si hladné vĺča</text:p>
        <text:p text:style-name="P134">z kráľovskej záhrady.</text:p>
        <text:p text:style-name="P134">Keď budeš večne mlčať,</text:p>
        <text:p text:style-name="P134">pomyslí na zrady —</text:p>
        <text:p text:style-name="P143"/>
        <text:p text:style-name="P134">Tvoj zbojník sníva márne</text:p>
        <text:p text:style-name="P134">o sypkom oraní</text:p>
        <text:p text:style-name="P134">tu v asfaltovom sparne,</text:p>
        <text:p text:style-name="P134">kde žijú pohani —</text:p>
        <text:p text:style-name="P143"/>
        <text:p text:style-name="P134"/>
        <text:p text:style-name="P134">POD VIECHOU</text:p>
        <text:p text:style-name="P143"/>
        <text:p text:style-name="P134">Rty núkajú ma do úsmevu,</text:p>
        <text:p text:style-name="P134">hoc v srdci žiale mám —</text:p>
        <text:p text:style-name="P143">Príď, Panebože, na návštevu</text:p>
        <text:p text:style-name="P134">a prisadni si k nám!</text:p>
        <text:p text:style-name="P134"/>
        <text:p text:style-name="P143"><text:soft-page-break/>Tu revajúci mužovia</text:p>
        <text:p text:style-name="P134">a revajúce ženy</text:p>
        <text:p text:style-name="P134">a divý jazz-band reve tiež</text:p>
        <text:p text:style-name="P134">v černošskom rozt<text:span text:style-name="T10">ú</text:span>žení.</text:p>
        <text:p text:style-name="P134">Len biele elektrické lampy</text:p>
        <text:p text:style-name="P134">sa mýliť nedajú</text:p>
        <text:p text:style-name="P134">a do pohárov s rudým vínom</text:p>
        <text:p text:style-name="P134">padajú, padajú —</text:p>
        <text:p text:style-name="P143"/>
        <text:p text:style-name="P134">Tam v šerom kúte spoza stola</text:p>
        <text:p text:style-name="P134">jedenásť reve konských síl.</text:p>
        <text:p text:style-name="P143">Šiel by si slúchnuť, Panebože,</text:p>
        <text:p text:style-name="P134">keby <text:span text:style-name="T10">Ť</text:span>a pekne poprosil?</text:p>
        <text:p text:style-name="P143"/>
        <text:p text:style-name="P134">Dievčatám prsia dmú sa vínom</text:p>
        <text:p text:style-name="P134">a krvavými túhami,</text:p>
        <text:p text:style-name="P134">kým zdivočelý jazz-band v tanci</text:p>
        <text:p text:style-name="P134">hrá kolkáreň s ich nohami —</text:p>
        <text:p text:style-name="P143"><text:soft-page-break/>— — —</text:p>
        <text:p text:style-name="P134">Škoda, že bývaš, Panebože,</text:p>
        <text:p text:style-name="P37">ďaleko — medzi horami —</text:p>
        <text:p text:style-name="P35"/>
        <text:p text:style-name="P3"/>
        <text:p text:style-name="P102">ÚTEK ZO ZÁPADU</text:p>
        <text:p text:style-name="P3"/>
        <text:p text:style-name="P130">Sedliackou robotou mi spuchli dlane</text:p>
        <text:p text:style-name="P130">a srdce vrástlo do hrúd:</text:p>
        <text:p text:style-name="P130">tak čakám, kým mi východ z hrobu vstane</text:p>
        <text:p text:style-name="P130">a zazvoní mi o hruď —</text:p>
        <text:p text:style-name="P29"/>
        <text:p text:style-name="P131"><text:span text:style-name="T7">I </text:span>volali, i nešiel som, i nesmel</text:p>
        <text:p text:style-name="P131">krv vyliať za hranice,</text:p>
        <text:p text:style-name="P131">kde zlatý cvengot kosy nikdy neznel,</text:p>
        <text:p text:style-name="P131">zaťatý do pšenice —</text:p>
        <text:p text:style-name="P3"/>
        <text:p text:style-name="P130">Mňa láka úroda a rodné strechy</text:p>
        <text:p text:style-name="P130"><text:soft-page-break/>a hudba od domova</text:p>
        <text:p text:style-name="P130">a urážajú ostrogótske hriechy</text:p>
        <text:p text:style-name="P80">i pomsta Kainova —</text:p>
        <text:p text:style-name="P3"/>
        <text:p text:style-name="P130">Chcem vhrýzť sa do pŕs zeme koreňami</text:p>
        <text:p text:style-name="P130">dravosťou svojho rodu</text:p>
        <text:p text:style-name="P130">a odťať bronzovými ramenami</text:p>
        <text:p text:style-name="P130">západy od východu —</text:p>
        <text:p text:style-name="P3"/>
        <text:p text:style-name="P130">Môj pôvod sedliacky svet popreklínal</text:p>
        <text:p text:style-name="P130">a obhádzal ho hnojom,</text:p>
        <text:p text:style-name="P130">hoc tisícročia pred ním ruky spínal</text:p>
        <text:p text:style-name="P130">s žobráctvom v srdci svojom —</text:p>
        <text:p text:style-name="P3"/>
        <text:p text:style-name="P130">Dnes k svetu hlási sa a mocne <text:span text:style-name="T7">silí</text:span></text:p>
        <text:p text:style-name="P130">na poli samodruhom,</text:p>
        <text:p text:style-name="P130">čo praotcovia krvou porosili</text:p>
        <text:p text:style-name="P130">a oplodnili pluhom —</text:p>
        <text:p text:style-name="P3"><text:soft-page-break/></text:p>
        <text:p text:style-name="P102"/>
        <text:p text:style-name="P102">OBŽALOBA</text:p>
        <text:p text:style-name="P3"/>
        <text:p text:style-name="P30">Keď oráč na hrudy</text:p>
        <text:p text:style-name="P130">pšenicu zaseje,</text:p>
        <text:p text:style-name="P30">hlas čiernej obludy</text:p>
        <text:p text:style-name="P130">psovsky sa zasmeje —</text:p>
        <text:p text:style-name="P26"/>
        <text:p text:style-name="P128">i biednej zeme duch</text:p>
        <text:p text:style-name="P128">zakvíli von z hrobu,</text:p>
        <text:p text:style-name="P128">keď čuje škripieť pluh</text:p>
        <text:p text:style-name="P128">krvavú žalobu...</text:p>
        <text:p text:style-name="P128"/>
        <text:p text:style-name="P3">Burzy a fabriky! obchodný révokaz —</text:p>
        <text:p text:style-name="P31">— keď si dal kariky,</text:p>
        <text:p text:style-name="P132">prikuj i na reťaz!</text:p>
        <text:p text:style-name="P23"/>
        <text:p text:style-name="P125"><text:soft-page-break/>V dedine na horách</text:p>
        <text:p text:style-name="P125">tančí tma s túhami —</text:p>
        <text:p text:style-name="P125">a čaká na poplach</text:p>
        <text:p text:style-name="P125">s vlčími zubami —</text:p>
        <text:p text:style-name="P3"/>
        <text:p text:style-name="P130">Je vina Kaina,</text:p>
        <text:p text:style-name="P130">a to je balada:</text:p>
        <text:p text:style-name="P130">je jedna krajina,</text:p>
        <text:p text:style-name="P130">a to je Kanada...</text:p>
        <text:p text:style-name="P130"/>
        <text:p text:style-name="P130">Staroba prastará,</text:p>
        <text:p text:style-name="P130">ty striga krutých zím:</text:p>
        <text:p text:style-name="P130">tu mladosť otvára</text:p>
        <text:p text:style-name="P130">pred tebou cintorín!</text:p>
        <text:p text:style-name="P3"/>
        <text:p text:style-name="P102"/>
        <text:p text:style-name="P102">SLOVO</text:p>
        <text:p text:style-name="P3"/>
        <text:p text:style-name="P130"><text:soft-page-break/>Jak všetky hriechy sveta,</text:p>
        <text:p text:style-name="P130">tak ťažké je</text:p>
        <text:p text:style-name="P130">tehotné slovo hruda.</text:p>
        <text:p text:style-name="P30">Myslím naň s obnaženou hlavou</text:p>
        <text:p text:style-name="P130">a prežehnávam sa.</text:p>
        <text:p text:style-name="P30">A keď ho vyslovím,</text:p>
        <text:p text:style-name="P130">hlinené jeho slabiky</text:p>
        <text:p text:style-name="P130">ma prit<text:span text:style-name="T7">ĺ</text:span>kajú k zemi.</text:p>
        <text:p text:style-name="P3"/>
        <text:p text:style-name="P130">To slovo vonia chlebom,</text:p>
        <text:p text:style-name="P130">preto je také krvavé a smutné,</text:p>
        <text:p text:style-name="P130">preto sa rúha na námestí,</text:p>
        <text:p text:style-name="P130">do prachu váľa monarchie</text:p>
        <text:p text:style-name="P130">a na kríž zeme pribíja</text:p>
        <text:p text:style-name="P130">národy a civilizácie...</text:p>
        <text:p text:style-name="P3"/>
        <text:p text:style-name="P130">Sedliacke toto slovo porodilo syna,</text:p>
        <text:p text:style-name="P130">ktorý sa volá jačmeň,</text:p>
        <text:p text:style-name="P130"><text:soft-page-break/>a na trnavskom poli zľahlo druhý raz</text:p>
        <text:p text:style-name="P130">a porodilo dievčence,</text:p>
        <text:p text:style-name="P130">dve: pšenicu a raž.</text:p>
        <text:p text:style-name="P3"/>
        <text:p text:style-name="P130">Ty samodruhá Trnava,</text:p>
        <text:p text:style-name="P130">ktorá si stlala tomu slovu lože,</text:p>
        <text:p text:style-name="P130">ty zhrbený môj otec,</text:p>
        <text:p text:style-name="P130">ktorýs’ ho z čela zeme vyoral,</text:p>
        <text:p text:style-name="P3"/>
        <text:p text:style-name="P102">vy vychudnuté voly,</text:p>
        <text:p text:style-name="P3">ktoré ste dýchali na tento zázrak,</text:p>
        <text:p text:style-name="P3">keď v mori práce</text:p>
        <text:p text:style-name="P3">sa v zrno premieňal —</text:p>
        <text:p text:style-name="P3"/>
        <text:p text:style-name="P102">pozrite sa:</text:p>
        <text:p text:style-name="P3"/>
        <text:p text:style-name="P130">trnavský parný mlyn</text:p>
        <text:p text:style-name="P130">a bratislavská burza</text:p>
        <text:p text:style-name="P130"><text:soft-page-break/>tú rodinu slov vašich zhanobili!</text:p>
        <text:p text:style-name="P3"/>
        <text:p text:style-name="P130">Ty rovné pole trnavské</text:p>
        <text:p text:style-name="P130">s myriadami hrúd,</text:p>
        <text:p text:style-name="P130">ty zhrbený môj otec</text:p>
        <text:p text:style-name="P130">s vidlami na ramene,</text:p>
        <text:p text:style-name="P130">vy vychudnuté voly</text:p>
        <text:p text:style-name="P130">s dýkami tvrdých rohov,</text:p>
        <text:p text:style-name="P3"/>
        <text:p text:style-name="P102">hybajte tam!</text:p>
        <text:p text:style-name="P3"/>
        <text:p text:style-name="P130">kde predajné a kúpne zmluvy šuškajú</text:p>
        <text:p text:style-name="P130">o vašom otroctve a smrti,</text:p>
        <text:p text:style-name="P3"/>
        <text:p text:style-name="P102">aby vás noví herodesi</text:p>
        <text:p text:style-name="P3">neoklamali,</text:p>
        <text:p text:style-name="P3">aby vás noví judáši</text:p>
        <text:p text:style-name="P3">nezapredali,</text:p>
        <text:p text:style-name="P3"><text:soft-page-break/>aby vás noví piláti</text:p>
        <text:p text:style-name="P3">neukrižovali!!</text:p>
        <text:p text:style-name="P3"/>
        <text:p text:style-name="P102"/>
        <text:p text:style-name="P102">C<text:span text:style-name="T7">O</text:span>NFITEOR</text:p>
        <text:p text:style-name="P3"/>
        <text:p text:style-name="P102">Len kamsi náhlim, ponáhľam, a neprichádzam</text:p>
        <text:p text:style-name="P3">nikam,</text:p>
        <text:p text:style-name="P30">čo verným je mi, opustím a pre neverné pykám:</text:p>
        <text:p text:style-name="P130">ja zriedka s ľuďmi stretnem sa, a mňa z nich</text:p>
        <text:p text:style-name="P3">potká mnoho</text:p>
        <text:p text:style-name="P92">— boľavá toto cesta je, keď chodím pre nikoho.</text:p>
        <text:p text:style-name="P3"/>
        <text:p text:style-name="P102">Pluh svojho bytia vpustil som pod srdce čiernej</text:p>
        <text:p text:style-name="P3">zeme.</text:p>
        <text:p text:style-name="P30">Kto kedy slýchal rozrývať Havranej skale temä?</text:p>
        <text:p text:style-name="P130">Som azda spola demokrat a spola nihilista</text:p>
        <text:p text:style-name="P3">a kto vie, aké programy mi zajtrajší deň chystá!?</text:p>
        <text:p text:style-name="P3"><text:soft-page-break/></text:p>
        <text:p text:style-name="P130">Dnes na námestie široké si hladný zástup sadol,</text:p>
        <text:p text:style-name="P130">a vyhnali ho do ulíc a hladný zišiel nadol —</text:p>
        <text:p text:style-name="P30">Tá žhavá túha v hrdle mrie a červeň farbí líce:</text:p>
        <text:p text:style-name="P130">ulica hľadí do okien a okná do ulice —</text:p>
        <text:p text:style-name="P9"/>
        <text:p text:style-name="P107">V rozmachu fádne mlčanie a v tichu márny</text:p>
        <text:p text:style-name="P3">rozmach,</text:p>
        <text:p text:style-name="P3">kým jeden hasne na slnku a všetci blčia</text:p>
        <text:p text:style-name="P3">vo tmách:</text:p>
        <text:p text:style-name="P30">tak hodilo by vrátiť sa a preklínať a plakať,</text:p>
        <text:p text:style-name="P130">by hnev môj slzil do diaľok jak tóny</text:p>
        <text:p text:style-name="P2"><text:span text:style-name="T3">tiahlych staccat.</text:span></text:p>
        <text:p text:style-name="P30">Však zakríknuté večery mi tichý smútok dali,</text:p>
        <text:p text:style-name="P130">bárs zďaleka sa veselé i vášnivé byť zdali</text:p>
        <text:p text:style-name="P13">— i naučili klopiť zrak, hľa, jak mi k zemi klesá!</text:p>
        <text:p text:style-name="P113">Dneska je takmer bláznovstvom pozerať</text:p>
        <text:p text:style-name="P3">na nebesá!</text:p>
        <text:p text:style-name="P3"><text:soft-page-break/></text:p>
        <text:p text:style-name="P130">Ty dievča vlčích objatí, ty môj sen nedosnený,</text:p>
        <text:p text:style-name="P130">na dooranej úvrati obrátiť miesta neni...</text:p>
        <text:p text:style-name="P30">Hľa, naši starí otcovia, oráči osamelí —</text:p>
        <text:p text:style-name="P130">oh, keby sme sa gazdovať, ty a ja,</text:p>
        <text:p text:style-name="P3">vrátiť smeli...!</text:p>
        <text:p text:style-name="P3"/>
        <text:p text:style-name="P102"/>
        <text:p text:style-name="P102">EPILÓG</text:p>
        <text:p text:style-name="P3"/>
        <text:p text:style-name="P130">Sprznené pole</text:p>
        <text:p text:style-name="P130">doorávam</text:p>
        <text:p text:style-name="P130">a rodné žalmy</text:p>
        <text:p text:style-name="P130">dokonávam.</text:p>
        <text:p text:style-name="P130"/>
        <text:p text:style-name="P32">Rástol som v tvrdom</text:p>
        <text:p text:style-name="P133">ponížení</text:p>
        <text:p text:style-name="P133">a vo výkrikoch</text:p>
        <text:p text:style-name="P133"><text:soft-page-break/>bez ozveny:</text:p>
        <text:p text:style-name="P3"/>
        <text:p text:style-name="P133">preto som pre žiaľ</text:p>
        <text:p text:style-name="P133">domov chodil</text:p>
        <text:p text:style-name="P133">a preto som sa</text:p>
        <text:p text:style-name="P133">neodr<text:span text:style-name="T8">o</text:span>dil...</text:p>
        <text:p text:style-name="P3"/>
        <text:p text:style-name="P133">Svet je tak spola</text:p>
        <text:p text:style-name="P133">násilnícky,</text:p>
        <text:p text:style-name="P133">a motív môj je</text:p>
        <text:p text:style-name="P133">baladický:</text:p>
        <text:p text:style-name="P3"/>
        <text:p text:style-name="P133">každého slova</text:p>
        <text:p text:style-name="P133">škoda bolo...</text:p>
        <text:p text:style-name="P32">...staval som chatrč</text:p>
        <text:p text:style-name="P133">pre nikoho...</text:p>
        <text:p text:style-name="P3"/>
        <text:p text:style-name="P102">Dediny, ľudia,</text:p>
        <text:p text:style-name="P3"><text:soft-page-break/>kone vrané...</text:p>
        <text:p text:style-name="P30">...: ten zápas nikdy</text:p>
        <text:p text:style-name="P130">nevyhráme:</text:p>
        <text:p text:style-name="P3"/>
        <text:p text:style-name="P30">prísni nás páni</text:p>
        <text:p text:style-name="P130">súdiť budú,</text:p>
        <text:p text:style-name="P30">že žijeme len</text:p>
        <text:p text:style-name="P47">na ostudu...</text:p>
        <text:p text:style-name="P46"/>
        <text:p text:style-name="P46"/>
        <text:p text:style-name="P46">Mladé literárne pokolenie, nastupujúce okolo roku 1930, bolo vystavené už naplno krížovej paľbe všetkých možných umeleckých a ideových prúdov, prichádzajú­cich k nám zo západu. Hospodárska kríza a duchovný chaos vtedajšieho meštiackeho sveta sa v tom čase moc­ne prejavujú aj v našej literárnej produkcii. <text:span text:style-name="T5">Ú</text:span>porná sna­ha povojnovej generácie „vyrovna<text:span text:style-name="T5">ť</text:span> sa s európskymi smermi” — vyplývajúca často z oprávnených a potlače­ných ambícií po svetovosti už v rokoch národnej neslo­body — zvolila si, žiaľ, nesprávnu cestu, vsugerujúc si, že slovenský duchovný život musí sa vyrovnať so vše­tkým moderným nielen v informatívnych <text:soft-page-break/>článkoch na stranách a stĺpcoch časopisov, ale aj v básnickej, pro­zaickej a inej umeleckej praxi. Hľadajú sa všetky možné dôvody pre oprávnenosť a existenciu modernizmu — a najrozličnejšie dôvody sa pri dobrej vôli nájdu. Ak nie v našom domácom živote, tak rozhodne v analýze rozvrá­teného duchovného sveta na západe po prvej svetovej vojne.</text:p>
        <text:p text:style-name="P39">Aké hlavné znaky má v našich slovenských predsta­vách a z akých predpokladov vyrastá toto moderné ume­nie? Dočítame sa o ňom v jednom z vedúcich literárnych časopisov z pera mladého spisovateľa, ktorý naširoko rozvádza dôvody promodernistické takto: „Moderný umelec má strach pred formou, pred poriadkom a ukáznenos<text:span text:style-name="T5">ť</text:span>ou. Bojí sa tvoriť novú hierarchiu hodnôt, aby oznove nemusel zažiť jej krach. Uteká pred skutočno­sťou, lebo skutočnosť je forma, tvorí si „nadskutočnosť” a pohybuje sa v nej pomocou mystiky snov a mystiky podvedomia. Moderná poézia je bezpredmetná, nelogická, lebo nechce popisovať, chce iba sugerovať.“</text:p>
        <text:p text:style-name="P39">Tieto a im podobné názory na umenie sa rozmelňovali čoraz častejšie na stranách našich časopisov a ich účinok bol <text:span text:style-name="T5">č</text:span>oskoro badateľný v nejednej básničke či próze. Pre­dovšetkým však v literárnych pokusoch začínajúcich autorov, v časopisoch literárnej mládeže, študentský me­sačník Svojeť, kde František Hečko uverejnil rad básní svojej prvej knižky Vysťahovalci, odzrkadľoval neúrekom <text:soft-page-break/>duchovný zmätok tých čias. <text:span text:style-name="T5">Po</text:span>pri bežných príspevkoch nacionalistických či nábožensko-mystických hemžili sa tam odvarky všetkých možn<text:span text:style-name="T5">ý</text:span>c<text:span text:style-name="T5">h</text:span> i nemožných literárnych predlôh zo západu, teda v malom všetko, čo mučilo lite­rátov, udávajúcich tón nášmu kultúrnemu životu. Prav­da, všetko to bolo v podobe naivnej, často skreslenej a zvulgarizovanej. Je len samozrejmé, že celá tá mätež sa považovala za demokratickú nevyhnutnosť a slobodu.</text:p>
        <text:p text:style-name="P39">Básnické príspevky Františka Hečku sa však nápadne líšili od veľkej väčšiny študentských literárnych pokusov dvoma znakmi: zrelosťou a realizmom.</text:p>
        <text:p text:style-name="P39">Ak platí o vzniku umeleckého diela názor, že najmoc­nejším umelcovým prameňom sú jeho zážitky z detstva, z mladosti, z ktorých čerpá po celý život, u básnikov to platí v miere dvojnásobnej. Ale detstvo, rodný kraj pro­zaika či dramatika a samozrejme jeho obyvatelia, to nie je oblasť nemenná, skamenelá, to je dynamika, žijúca sopka. Mení vonkajšiu podobu aj vnútro — krajinu i jej ľudí — súbežne s ideovým a životným rastom umelco­vým. A tak je to aj s krajinou mladosti Františka Hečku.</text:p>
        <text:p text:style-name="P39">To staré, dramatické napätie medzi našou dedinou a mestom, osudy ľudí opustených, matiek-vdov, sociálna bieda dediny, nezamestnanosť, vykorisťovanie a hľadanie východiska z toho všetkého: vzbura a či odchod do ďa­lekej cudziny za <text:soft-page-break/>prácou, básnikova láska k rodnej hrude, dravé prisatie k domovu — to všetko preteplené priro­dzeným citom ľúbosti k dievčaťu obdobného pôvodu, ly­rika viníc, rolí a úhorov — to všetko je rodný kraj básni­kovho srdca, trvalý a nehynúci. Tu sa zrodil Hečko lyrik, z tej istej zeme vyrástli neskôr jeho diela prozaické. V zbierke Vysťahovalci nás sprevádza mladý básnik oko­lím Trnavy a Oravou, v zrelej prozaickej tvorbe má ob­dobne dva pevné body, zase trnavské okolie a Oravu. Ale nejde tu len o geografickú zhodu, ale aj o ten istý vzťah k človeku.</text:p>
        <text:p text:style-name="P38"><text:span text:style-name="T3">Literárna kritika pri vyjdení Hečkovho debutu Vysťa­hovalci roku 1931 zaujala rozpačité stanovisko. Zbierku prijala naoko vcelku síce </text:span><text:span text:style-name="T4">k</text:span><text:span text:style-name="T3">ladne, no s pochvalou dala mladému básnikovi zhltnúť nejednu horkú výčitku, sa­mozrejme rázu formalistického, lebo v tom čase už tak­mer na celej čiare okupovali mladí literárni teoretici kri­tické rubriky našich časopisov a boli orientovaní rad-radom formalistick</text:span><text:span text:style-name="T4">y</text:span><text:span text:style-name="T3">. Jeden z nich mu vytýka „opakovanie tých istých zvratov a obrazov”, iný mu vytýka opako­vanie metafor, čo svedč</text:span><text:span text:style-name="T4">í</text:span><text:span text:style-name="T3"> vraj o tom, že „produktivitou mladý básnik predstihol svoje tvorčie možnosti”, iný mu vytýka „malú obraznosť, úzky slovník a kvalitu rýmov”.</text:span></text:p>
        <text:p text:style-name="P39">A dôsledok týchto kritík? Možno, že aj ony boli jednou z príčin, že sa mladý básnik nadlhšie odmlčal. Rozspievali sa iní mladí básnici zvučn<text:span text:style-name="T5">e</text:span>jšími rýmami, prekvapu­júcejšími obrazmi a metaforami — v poézii zavládla na­dlho hegemónia <text:soft-page-break/>bezideovosti, formalizmu, únikovosti. Básnická produkcia i veľká časť prózy prestáva byť od­razom života, stáva sa iba odrazom literatúry, aj to prečasto odrazom odmocneným.</text:p>
        <text:p text:style-name="P39">Dnes je už štvrťstoročie od vzniku Hečkových veršov z mladosti, zhrnutých v zbierke Vysťahovalci. Niet po­chybností o tom, že mnohé z nich majú na sebe znaky začiatočnícke, mnohé sú takmer len improvizáciami. Tiež je nám dnes všetkým jasné, že ideové vyústenie v bala­dickom Epilógu je neoprávnene pesimistické. No na­priek tomu všetkému po uplynutí toľkých vôd a s nimi po odplavení toľkých poetických prísľubov je táto bás­nická prvotina ešte vždy umelecky pravdivá, svieža a má čo povedať dnešku, pretože vyrástla zo života a literárne sa pripojila už v čase svojho vzniku k pokrokovému od­kazu našej domácej tradície.</text:p>
        <text:p text:style-name="P3"/>
        <text:p text:style-name="P102">PAVEL BUN<text:span text:style-name="T5">Č</text:span>ÁK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11009340</dc:title>
    <dc:subject/>
    <meta:initial-creator/>
    <meta:keyword/>
    <dc:date>2022-11-12T22:35:57.452000000</dc:date>
    <meta:editing-duration>PT2H31M20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56" meta:paragraph-count="714" meta:word-count="3438" meta:character-count="20200" meta:non-whitespace-character-count="17351"/>
  </office:meta>
</office:document-meta>
</file>